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osis" svg:font-family="Dosis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7.594cm" style:rel-column-width="4305*"/>
    </style:style>
    <style:style style:name="Tableau1.B" style:family="table-column">
      <style:table-column-properties style:column-width="9.405cm" style:rel-column-width="5332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8.5cm" style:rel-column-width="32767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8.5cm" style:rel-column-width="32767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6" style:family="table">
      <style:table-properties style:width="16.999cm" table:align="margins"/>
    </style:style>
    <style:style style:name="Tableau6.A" style:family="table-column">
      <style:table-column-properties style:column-width="8.5cm" style:rel-column-width="32767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fo:padding="0.097cm" fo:border="0.002cm solid #000000"/>
    </style:style>
    <style:style style:name="Tableau7" style:family="table">
      <style:table-properties style:width="16.999cm" table:align="margins"/>
    </style:style>
    <style:style style:name="Tableau7.A" style:family="table-column">
      <style:table-column-properties style:column-width="8.5cm" style:rel-column-width="32767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fo:padding="0.097cm" fo:border="0.002cm solid #000000"/>
    </style:style>
    <style:style style:name="Tableau8" style:family="table">
      <style:table-properties style:width="16.999cm" table:align="margins"/>
    </style:style>
    <style:style style:name="Tableau8.A" style:family="table-column">
      <style:table-column-properties style:column-width="8.5cm" style:rel-column-width="32767*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B1" style:family="table-cell">
      <style:table-cell-properties fo:padding="0.097cm" fo:border="0.002cm solid #000000"/>
    </style:style>
    <style:style style:name="Tableau9" style:family="table">
      <style:table-properties style:width="16.999cm" table:align="margins"/>
    </style:style>
    <style:style style:name="Tableau9.A" style:family="table-column">
      <style:table-column-properties style:column-width="8.5cm" style:rel-column-width="32767*"/>
    </style:style>
    <style:style style:name="Tableau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9.B1" style:family="table-cell">
      <style:table-cell-properties fo:padding="0.097cm" fo:border="0.002cm solid #000000"/>
    </style:style>
    <style:style style:name="Tableau10" style:family="table">
      <style:table-properties style:width="16.999cm" table:align="margins"/>
    </style:style>
    <style:style style:name="Tableau10.A" style:family="table-column">
      <style:table-column-properties style:column-width="8.5cm" style:rel-column-width="32767*"/>
    </style:style>
    <style:style style:name="Tableau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0.B1" style:family="table-cell">
      <style:table-cell-properties fo:padding="0.097cm" fo:border="0.002cm solid #000000"/>
    </style:style>
    <style:style style:name="Tableau11" style:family="table">
      <style:table-properties style:width="16.999cm" table:align="margins"/>
    </style:style>
    <style:style style:name="Tableau11.A" style:family="table-column">
      <style:table-column-properties style:column-width="8.5cm" style:rel-column-width="32767*"/>
    </style:style>
    <style:style style:name="Tableau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1.B1" style:family="table-cell">
      <style:table-cell-properties fo:padding="0.097cm" fo:border="0.002cm solid #000000"/>
    </style:style>
    <style:style style:name="P1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1a1a1a" style:font-name="Dosis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1a1a1a" style:font-name="Dosis" fo:font-size="13.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fo:orphans="2" fo:widows="2" fo:text-indent="0cm" style:auto-text-indent="fals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 fo:padding="0cm" fo:border="none"/>
    </style:style>
    <style:style style:name="P8" style:family="paragraph" style:parent-style-name="Standard">
      <style:paragraph-properties fo:padding="0cm" fo:border="none"/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1a1a1a" style:font-name="Dosis" fo:font-size="12pt" fo:letter-spacing="normal" fo:font-style="normal" fo:font-weight="bold"/>
    </style:style>
    <style:style style:name="T3" style:family="text">
      <style:text-properties fo:font-variant="normal" fo:text-transform="none" fo:color="#1a1a1a" style:font-name="Dosis" fo:font-size="12pt" fo:letter-spacing="normal" fo:font-style="normal" fo:font-weight="normal"/>
    </style:style>
    <style:style style:name="T4" style:family="text">
      <style:text-properties fo:font-variant="normal" fo:text-transform="none" fo:color="#1a1a1a" style:font-name="Dosis" fo:font-size="13.5pt" fo:letter-spacing="normal" fo:font-style="normal" fo:font-weight="bold"/>
    </style:style>
    <style:style style:name="T5" style:family="text">
      <style:text-properties fo:font-variant="normal" fo:text-transform="none" fo:color="#1a1a1a" style:font-name="Dosis" fo:font-size="13.5pt" fo:letter-spacing="normal" fo:font-style="normal" fo:font-weight="normal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draw:frame draw:style-name="fr1" draw:name="images1" text:anchor-type="as-char" svg:width="7.204cm" svg:height="11.075cm" draw:z-index="0"><draw:image xlink:href="https://onepiecetopdecks.com/wp-content/uploads/2025/06/prb02-002-normal.jpeg" xlink:type="simple" xlink:show="embed" xlink:actuate="onLoad"/></draw:frame></text:p>
          </table:table-cell>
          <table:table-cell table:style-name="Tableau1.B1" office:value-type="string">
            <text:p text:style-name="P7"><text:span text:style-name="Strong_20_Emphasis"><text:span text:style-name="T1">Trafalgar Law (PRB02-002) SR</text:span></text:span><text:line-break/>6 Cost / 7000 Power (Slash)<text:line-break/>Punk Hazard / Seven Warlords of The Sea / Heart Pirates<text:line-break/>[Counter +1000]</text:p>
            <text:p text:style-name="P1">[Once Per Turn] If this Character would be removed from the field by your opponent's effect, you may give this Character −2000 power during this turn instead.</text:p>
            <text:p text:style-name="P1">[When Attacking] Give up to 1 of your opponent's characters -2000 power during this turn.</text:p>
          </table:table-cell>
        </table:table-row>
      </table:table>
      <text:p text:style-name="P7"/>
      <text:h text:style-name="Heading_20_3" text:outline-level="3">RG Smoker:</text:h>
      <text:p text:style-name="P8">Punk Hazard: <text:span text:style-name="T6">Tutorisable par </text:span>Vergo.</text:p>
      <text:p text:style-name="P8">7000 Power:<text:span text:style-name="T6"> Effet leader directement possible.</text:span></text:p>
      <text:p text:style-name="P8"><text:span text:style-name="T6"/></text:p>
      <table:table table:name="Tableau2" table:style-name="Tableau2">
        <table:table-column table:style-name="Tableau2.A" table:number-columns-repeated="2"/>
        <text:soft-page-break/>
        <table:table-row>
          <table:table-cell table:style-name="Tableau2.A1" office:value-type="string">
            <text:p text:style-name="Table_20_Contents"><draw:frame draw:style-name="fr1" draw:name="images2" text:anchor-type="as-char" svg:width="7.874cm" svg:height="14.432cm" draw:z-index="1"><draw:image xlink:href="https://onepiecetopdecks.com/wp-content/uploads/2025/06/prb02-001.png" xlink:type="simple" xlink:show="embed" xlink:actuate="onLoad"/></draw:frame> </text:p>
          </table:table-cell>
          <table:table-cell table:style-name="Tableau2.B1" office:value-type="string">
            <text:p text:style-name="P4"><text:span text:style-name="Strong_20_Emphasis"><text:span text:style-name="T2">Koby (PRB02-001)</text:span></text:span><text:span text:style-name="T3"> R<text:line-break/>4 cost / 5000 Power (Strike)<text:line-break/>Navy / SWORD<text:line-break/>[Counter +1000]</text:span></text:p>
            <text:p text:style-name="P2">[Opponents Turn] If your leader is the {Navy} type, this character gains +1k power.</text:p>
            <text:p text:style-name="P2">[When Attacking] KO an opponent’s character with an original power of 3000 or less. Then if you have 6 or less cards in your hand, draw 1 card.</text:p>
            <text:p text:style-name="Table_20_Contents"/>
          </table:table-cell>
        </table:table-row>
      </table:table>
      <text:p text:style-name="P8"/>
      <text:p text:style-name="P5">Navy: <text:span text:style-name="T6">Tutorisable par Kujyaku.</text:span></text:p>
      <text:p text:style-name="P5"><text:span text:style-name="T6"/></text:p>
      <text:p text:style-name="P5"><text:span text:style-name="T6">7k en défense dans RG Smoker.</text:span></text:p>
      <text:p text:style-name="P5"><text:span text:style-name="T6"/></text:p>
      <text:p text:style-name="P5"><text:span text:style-name="T6">Le tour à 4 dons est plutôt faible dans le deck Smoker de base.</text:span></text:p>
      <text:p text:style-name="P5"><text:span text:style-name="T6"/></text:p>
      <text:p text:style-name="P5"><text:span text:style-name="T6">Draw Power avec gestion facilité des chercheurs, petits blockers.</text:span></text:p>
      <text:p text:style-name="P5"><text:span text:style-name="T6"/></text:p>
      <table:table table:name="Tableau3" table:style-name="Tableau3">
        <table:table-column table:style-name="Tableau3.A" table:number-columns-repeated="2"/>
        <text:soft-page-break/>
        <table:table-row>
          <table:table-cell table:style-name="Tableau3.A1" office:value-type="string">
            <text:p text:style-name="Table_20_Contents"><draw:frame draw:style-name="fr2" draw:name="images3" text:anchor-type="as-char" svg:width="7.795cm" svg:height="13.178cm" draw:z-index="2"><draw:image xlink:href="https://onepiecetopdecks.com/wp-content/uploads/2025/06/prb02-013.png" xlink:type="simple" xlink:show="embed" xlink:actuate="onLoad"/></draw:frame> </text:p>
          </table:table-cell>
          <table:table-cell table:style-name="Tableau3.B1" office:value-type="string">
            <text:p text:style-name="P4"><text:span text:style-name="Strong_20_Emphasis"><text:span text:style-name="T2">Gecko Moria (PRB02-013)</text:span></text:span><text:span text:style-name="T3"> R<text:line-break/>6 cost / 7000 Power (Special)<text:line-break/>Thriller Bark Pirates / 7 Warlords</text:span></text:p>
            <text:p text:style-name="P2">[On Play] If your leader has the {Thriller Bark Pirates} type, play up to 1 character with a cost of 4 or less from your trash rested. Then give your leader up to 1 rested DON!!</text:p>
            <text:p text:style-name="Table_20_Contents"/>
          </table:table-cell>
        </table:table-row>
      </table:table>
      <text:p text:style-name="P5"><text:span text:style-name="T6"/></text:p>
      <text:p text:style-name="P5">Perona Wano:</text:p>
      <text:p text:style-name="P6">4 don: Hiyori</text:p>
      <text:p text:style-name="P6">6 don: Moria réinvoque Hiyori</text:p>
      <text:p text:style-name="P6"/>
      <table:table table:name="Tableau4" table:style-name="Tableau4">
        <table:table-column table:style-name="Tableau4.A" table:number-columns-repeated="2"/>
        <text:soft-page-break/>
        <table:table-row>
          <table:table-cell table:style-name="Tableau4.A1" office:value-type="string">
            <text:p text:style-name="Table_20_Contents"><draw:frame draw:style-name="fr3" draw:name="images4" text:anchor-type="as-char" svg:y="-15.713cm" svg:width="8.192cm" svg:height="15.575cm" draw:z-index="3"><draw:image xlink:href="https://onepiecetopdecks.com/wp-content/uploads/2025/06/Screenshot-2025-06-22-at-5.10.53 PM-734x1024.jpg" xlink:type="simple" xlink:show="embed" xlink:actuate="onLoad"/></draw:frame> </text:p>
          </table:table-cell>
          <table:table-cell table:style-name="Tableau4.B1" office:value-type="string">
            <text:p text:style-name="P4"><text:span text:style-name="Strong_20_Emphasis"><text:span text:style-name="T4">Sabo (PRB02-014) SR</text:span></text:span><text:span text:style-name="T5"><text:line-break/>6 cost / 6000 Power (Special)<text:line-break/>Dressrosa / Revolutionary Army<text:line-break/>[Counter +2000]</text:span></text:p>
            <text:p text:style-name="P3">If you play this card from hand, if you have 15 or more cards in trash, cost -3.<text:line-break/>&lt;Blocker&gt;</text:p>
            <text:p text:style-name="Table_20_Contents"/>
          </table:table-cell>
        </table:table-row>
      </table:table>
      <table:table table:name="Tableau5" table:style-name="Tableau5">
        <table:table-column table:style-name="Tableau5.A" table:number-columns-repeated="2"/>
        <text:soft-page-break/>
        <table:table-row>
          <table:table-cell table:style-name="Tableau5.A1" office:value-type="string">
            <text:p text:style-name="Table_20_Contents"><draw:frame draw:style-name="fr1" draw:name="images5" text:anchor-type="as-char" svg:width="8.165cm" svg:height="17.695cm" draw:z-index="4"><draw:image xlink:href="https://onepiecetopdecks.com/wp-content/uploads/2025/06/prb02-003.jpg" xlink:type="simple" xlink:show="embed" xlink:actuate="onLoad"/></draw:frame> </text:p>
          </table:table-cell>
          <table:table-cell table:style-name="Tableau5.B1" office:value-type="string">
            <text:p text:style-name="P4"><text:span text:style-name="Strong_20_Emphasis"><text:span text:style-name="T4"><text:line-break/>Lucky Roux(PRB02-003)</text:span></text:span><text:span text:style-name="T5"> R<text:line-break/>4 Cost / 2000 Power (Ranged)<text:line-break/>Red Haired Pirates<text:line-break/>[Counter +1000]</text:span></text:p>
            <text:p text:style-name="P3">&lt;Blocker&gt;<text:line-break/>[On Play] You may trash 1 Character Card with 6000 or more power from your hand: Draw 2 Cards</text:p>
            <text:p text:style-name="Table_20_Contents"/>
          </table:table-cell>
        </table:table-row>
      </table:table>
      <table:table table:name="Tableau6" table:style-name="Tableau6">
        <table:table-column table:style-name="Tableau6.A" table:number-columns-repeated="2"/>
        <text:soft-page-break/>
        <table:table-row>
          <table:table-cell table:style-name="Tableau6.A1" office:value-type="string">
            <text:p text:style-name="Table_20_Contents"><draw:frame draw:style-name="fr2" draw:name="images6" text:anchor-type="as-char" svg:width="8.033cm" svg:height="17.115cm" draw:z-index="5"><draw:image xlink:href="https://onepiecetopdecks.com/wp-content/uploads/2025/06/prb02-004.jpg" xlink:type="simple" xlink:show="embed" xlink:actuate="onLoad"/></draw:frame> </text:p>
          </table:table-cell>
          <table:table-cell table:style-name="Tableau6.B1" office:value-type="string">
            <text:p text:style-name="P4"><text:span text:style-name="Strong_20_Emphasis"><text:span text:style-name="T4">Jewelry Bonney (PRB02-004)</text:span></text:span><text:span text:style-name="T5"> R<text:line-break/>3 Cost / 3000 Power (Special)<text:line-break/>Supernovas / Bonney Pirates<text:line-break/>[Counter +1000]</text:span></text:p>
            <text:p text:style-name="P3">&lt;Blocker&gt;<text:line-break/>[On Your Opponent's Attack] [Once Per Turn] Set up to 1 of your DON!! cards as active.</text:p>
            <text:p text:style-name="Table_20_Contents"/>
          </table:table-cell>
        </table:table-row>
      </table:table>
      <text:p text:style-name="P6"/>
      <text:p text:style-name="P6"/>
      <text:p text:style-name="P5">Bonney: </text:p>
      <text:p text:style-name="P6">Kid 8 sur 9 avec don open sans setup</text:p>
      <text:p text:style-name="P6">Kid 8 sur 8 avec don open avec Smoker ou Cavendish. Cavendish nous permet même de faire un frappe à 6 avec leader en plus ou un tuto de bonney déjà setup.</text:p>
      <table:table table:name="Tableau7" table:style-name="Tableau7">
        <table:table-column table:style-name="Tableau7.A" table:number-columns-repeated="2"/>
        <text:soft-page-break/>
        <table:table-row>
          <table:table-cell table:style-name="Tableau7.A1" office:value-type="string">
            <text:p text:style-name="Table_20_Contents"><draw:frame draw:style-name="fr2" draw:name="images7" text:anchor-type="as-char" svg:width="8.304cm" svg:height="17.872cm" draw:z-index="6"><draw:image xlink:href="https://onepiecetopdecks.com/wp-content/uploads/2025/06/prb02-009.jpg" xlink:type="simple" xlink:show="embed" xlink:actuate="onLoad"/></draw:frame> </text:p>
          </table:table-cell>
          <table:table-cell table:style-name="Tableau7.B1" office:value-type="string">
            <text:p text:style-name="P4"><text:span text:style-name="Strong_20_Emphasis"><text:span text:style-name="T4">Mr.3(Galdino) (PRB02-009)</text:span></text:span><text:span text:style-name="T5"> R<text:line-break/>2 Cost / 1000 Power (Special)<text:line-break/>Cross Guild / Former Baroque Works<text:line-break/>[Counter +1000]</text:span></text:p>
            <text:p text:style-name="P3">This effect can be activated when this Character is rested by your opponent's effect. You may trash this Character. If you do, draw 2 cards.<text:line-break/>&lt;Blocker&gt;</text:p>
            <text:p text:style-name="Table_20_Contents"/>
          </table:table-cell>
        </table:table-row>
      </table:table>
      <text:p text:style-name="P6"/>
      <text:p text:style-name="P6">Un blocker générique qui permet de quand même avoir de la value en jouant autour d'Hody Jones, Usohachi etc.</text:p>
      <text:p text:style-name="P6"/>
      <table:table table:name="Tableau8" table:style-name="Tableau8">
        <table:table-column table:style-name="Tableau8.A" table:number-columns-repeated="2"/>
        <text:soft-page-break/>
        <table:table-row>
          <table:table-cell table:style-name="Tableau8.A1" office:value-type="string">
            <text:p text:style-name="Table_20_Contents"><draw:frame draw:style-name="fr2" draw:name="images8" text:anchor-type="as-char" svg:width="8.304cm" svg:height="17.147cm" draw:z-index="7"><draw:image xlink:href="https://onepiecetopdecks.com/wp-content/uploads/2025/06/prb02-012.jpg" xlink:type="simple" xlink:show="embed" xlink:actuate="onLoad"/></draw:frame> </text:p>
          </table:table-cell>
          <table:table-cell table:style-name="Tableau8.B1" office:value-type="string">
            <text:p text:style-name="P4"><text:span text:style-name="Strong_20_Emphasis"><text:span text:style-name="T4">Nami (PRB02-012)</text:span></text:span><text:span text:style-name="T5"> R<text:line-break/>2 Cost / 2000 Power (Special)<text:line-break/>Straw Hat Crew<text:line-break/>[Counter +1000]</text:span></text:p>
            <text:p text:style-name="P3">[On Play] Look at 5 cards from the top of your deck; reveal up to 1 {Straw Hat Crew} type card other than [Nami] and add it to your hand. Then, place the rest at the bottom of your deck in any order.</text:p>
            <text:p text:style-name="P3">[Trigger] Play this card.</text:p>
            <text:p text:style-name="Table_20_Contents"/>
          </table:table-cell>
        </table:table-row>
      </table:table>
      <text:p text:style-name="P6"/>
      <text:p text:style-name="P6">Nouveau tuto Straw Hat Crew qui lui est tutorisable sur Zorojouro 4 mais le cout 2 le rend un peu moins flexible.</text:p>
      <text:p text:style-name="P6"><text:tab/></text:p>
      <table:table table:name="Tableau9" table:style-name="Tableau9">
        <table:table-column table:style-name="Tableau9.A" table:number-columns-repeated="2"/>
        <text:soft-page-break/>
        <table:table-row>
          <table:table-cell table:style-name="Tableau9.A1" office:value-type="string">
            <text:p text:style-name="Table_20_Contents"><draw:frame draw:style-name="fr2" draw:name="images9" text:anchor-type="as-char" svg:width="8.218cm" svg:height="14.755cm" draw:z-index="8"><draw:image xlink:href="https://onepiecetopdecks.com/wp-content/uploads/2025/06/prb02-015.jpg" xlink:type="simple" xlink:show="embed" xlink:actuate="onLoad"/></draw:frame> </text:p>
          </table:table-cell>
          <table:table-cell table:style-name="Tableau9.B1" office:value-type="string">
            <text:p text:style-name="P4"><text:span text:style-name="Strong_20_Emphasis"><text:span text:style-name="T4">Shiryu (PRB02-015) R</text:span></text:span><text:span text:style-name="T5"><text:line-break/>4 Cost / 5000 Power (Slash)<text:line-break/>Blackbeard Pirates<text:line-break/>[Counter +1000]</text:span></text:p>
            <text:p text:style-name="P3">If your Leader has the {Blackbeard Pirates} type, this Character gains &lt;Blocker&gt; and +4 Cost.<text:line-break/>[On K.O.] If your Leader has the {Blackbeard Pirates} type, K.O. up to 1 of your opponent's Characters with a base cost of 4 or less.</text:p>
            <text:p text:style-name="Table_20_Contents"/>
          </table:table-cell>
        </table:table-row>
      </table:table>
      <text:p text:style-name="P6"/>
      <text:p text:style-name="P6">Lucky Roux pour Blackbeard. On aurait aimé l'avoir en OP9 pour le matchup Doflamingo.</text:p>
      <table:table table:name="Tableau10" table:style-name="Tableau10">
        <table:table-column table:style-name="Tableau10.A" table:number-columns-repeated="2"/>
        <text:soft-page-break/>
        <table:table-row>
          <table:table-cell table:style-name="Tableau10.A1" office:value-type="string">
            <text:p text:style-name="Table_20_Contents"><draw:frame draw:style-name="fr2" draw:name="images10" text:anchor-type="as-char" svg:width="8.165cm" svg:height="18.396cm" draw:z-index="9"><draw:image xlink:href="https://onepiecetopdecks.com/wp-content/uploads/2025/06/prb02-016.jpg" xlink:type="simple" xlink:show="embed" xlink:actuate="onLoad"/></draw:frame> </text:p>
          </table:table-cell>
          <table:table-cell table:style-name="Tableau10.B1" office:value-type="string">
            <text:p text:style-name="P4"><text:span text:style-name="Strong_20_Emphasis"><text:span text:style-name="T4">Otama (PRB02-016) R</text:span></text:span><text:span text:style-name="T5"><text:line-break/>2 Cost / 0 Power (Special)<text:line-break/>Land of Wano<text:line-break/>[Counter +2000]</text:span></text:p>
            <text:p text:style-name="P3">[Activate:Main] You may rest this Character and add 1 card from the top or bottom of your Life cards to your hand: Up to 1 of your Leader or Characters gains +3000 power during this turn.</text:p>
            <text:p text:style-name="P3">[Trigger] Rest up to 1 of your opponent's Characters with a cost of 4 or less.</text:p>
            <text:p text:style-name="Table_20_Contents"/>
          </table:table-cell>
        </table:table-row>
      </table:table>
      <text:p text:style-name="P6"/>
      <text:p text:style-name="P6">Le trigger est fine a setup avec Hiyori dans certains matchups. Tutorisable sur Yamato.</text:p>
      <text:p text:style-name="P6">Donne des lethals de manière efficace.</text:p>
      <table:table table:name="Tableau11" table:style-name="Tableau11">
        <table:table-column table:style-name="Tableau11.A" table:number-columns-repeated="2"/>
        <text:soft-page-break/>
        <table:table-row>
          <table:table-cell table:style-name="Tableau11.A1" office:value-type="string">
            <text:p text:style-name="Table_20_Contents"><draw:frame draw:style-name="fr2" draw:name="images11" text:anchor-type="as-char" svg:width="7.768cm" svg:height="18.676cm" draw:z-index="10"><draw:image xlink:href="https://onepiecetopdecks.com/wp-content/uploads/2025/06/prb02-005.jpg" xlink:type="simple" xlink:show="embed" xlink:actuate="onLoad"/></draw:frame> </text:p>
          </table:table-cell>
          <table:table-cell table:style-name="Tableau11.B1" office:value-type="string">
            <text:p text:style-name="Table_20_Contents"><text:s/><text:span text:style-name="Strong_20_Emphasis"><text:span text:style-name="T4">Monkey D. Luffy (PRB02-005)</text:span></text:span><text:span text:style-name="T5"> SR<text:line-break/>4 Cost / 5000 Power (Strike)<text:line-break/>Supernova / Straw Hat Crew<text:line-break/>[Counter +1000]</text:span></text:p>
            <text:p text:style-name="P3">[Your Turn] [On Play] If your Leader is multicolored and your opponent has 7 or less DON!! cards on their field, at the start of your opponent's Main Phase, your opponent rests one of their active DON!! cards.</text:p>
            <text:p text:style-name="Table_20_Contents"/>
          </table:table-cell>
        </table:table-row>
      </table:table>
      <text:p text:style-name="P6"/>
      <text:p text:style-name="P6">Un nouvel outil de disruption de Curve pour ve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osis" svg:font-family="Dosis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>
        <style:tab-stops/>
      </style:paragraph-properties>
      <style:text-properties fo:font-size="120pt" fo:text-shadow="1pt 1pt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8M24S</meta:editing-duration>
    <meta:editing-cycles>4</meta:editing-cycles>
    <meta:generator>OpenOffice/4.1.15$Win32 OpenOffice.org_project/4115m2$Build-9813</meta:generator>
    <dc:date>2025-06-30T11:37:12.64</dc:date>
    <dc:creator>Clément Tassa</dc:creator>
    <meta:document-statistic meta:table-count="11" meta:image-count="11" meta:object-count="0" meta:page-count="11" meta:paragraph-count="57" meta:word-count="737" meta:character-count="4074"/>
    <meta:user-defined meta:name="Info 1"/>
    <meta:user-defined meta:name="Info 2"/>
    <meta:user-defined meta:name="Info 3"/>
    <meta:user-defined meta:name="Info 4"/>
  </office:meta>
</office:document-meta>
</file>